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-0.5075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6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15%" fo:text-align="start" style:justify-single-word="false" fo:text-indent="-0.25in" style:auto-text-indent="false" fo:background-color="#ffffff" fo:padding="0in" fo:border="none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background-color="#ffffff"/>
    </style:style>
    <style:style style:name="T3" style:family="text">
      <style:text-properties fo:background-color="#ffffff"/>
    </style:style>
    <style:style style:name="T4" style:family="text">
      <style:text-properties style:font-name="Roboto" fo:font-size="10.5pt" style:font-name-asian="Roboto1" style:font-size-asian="10.5pt" style:font-name-complex="Roboto1" style:font-size-complex="10.5pt" fo:background-color="#ffffff"/>
    </style:style>
    <style:style style:name="T5" style:family="text">
      <style:text-properties fo:font-size="11.5pt" style:font-size-asian="11.5pt" style:font-size-complex="11.5pt" fo:background-color="#ffffff"/>
    </style:style>
    <style:style style:name="T6" style:family="text">
      <style:text-properties fo:font-size="10.5pt" style:font-size-asian="10.5pt" style:font-size-complex="10.5pt" fo:background-color="#ffffff"/>
    </style:style>
    <style:style style:name="T7" style:family="text">
      <style:text-properties fo:font-size="12pt" style:font-size-asian="12pt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PPS:</text:span></text:p>
      <text:list xml:id="list4277464294" text:style-name="WWNum1">
        <text:list-item>
          <text:p text:style-name="P1"><text:span text:style-name="T2">ZOOM: </text:span></text:p>
        </text:list-item>
      </text:list>
      <text:p text:style-name="P2"><text:span text:style-name="T3">TCP / 80 443</text:span></text:p>
      <text:p text:style-name="P2"><text:span text:style-name="T3">TCP 443 8801 8802</text:span></text:p>
      <text:p text:style-name="P2"><text:span text:style-name="T3">UDP 3478 3479 8801 8810 </text:span></text:p>
      <text:list xml:id="list194416982294887" text:continue-numbering="true" text:style-name="WWNum1">
        <text:list-item>
          <text:p text:style-name="P3"><text:span text:style-name="T2">DISCORD:<text:tab/></text:span><text:span text:style-name="T3">443 / TCP</text:span></text:p>
          <text:list>
            <text:list-item>
              <text:list>
                <text:list-item>
                  <text:p text:style-name="P5"><text:span text:style-name="T3">50000 - 65535/UDP</text:span></text:p>
                </text:list-item>
              </text:list>
            </text:list-item>
          </text:list>
        </text:list-item>
        <text:list-item>
          <text:p text:style-name="P3"><text:span text:style-name="T2">GOOGLE MEET:</text:span><text:span text:style-name="T3"> UDP de salida 19302-19309, </text:span><text:span text:style-name="T4"><text:s/>UDP y TCP 443.</text:span></text:p>
        </text:list-item>
        <text:list-item>
          <text:p text:style-name="P3"><text:span text:style-name="T2">WHATSAPP WEB:</text:span><text:span text:style-name="T3"> <text:s/></text:span></text:p>
        </text:list-item>
      </text:list>
      <text:p text:style-name="P2"><text:span text:style-name="T5">TCP 5222 5223 5228 5242</text:span></text:p>
      <text:p text:style-name="P2"><text:span text:style-name="T5">UDP 3478 <text:s/>45395</text:span></text:p>
      <text:p text:style-name="P2"><text:span text:style-name="T5">TCP / UDP 50318 <text:s/>59234</text:span></text:p>
      <text:list xml:id="list194416463986045" text:continue-numbering="true" text:style-name="WWNum1">
        <text:list-item>
          <text:p text:style-name="P3"><text:span text:style-name="T2">MYSQL:</text:span><text:span text:style-name="T3"> 3306</text:span></text:p>
        </text:list-item>
        <text:list-item>
          <text:p text:style-name="P3"><text:span text:style-name="T2">GIT:</text:span><text:span text:style-name="T3"> </text:span><text:span text:style-name="T6">9418</text:span></text:p>
        </text:list-item>
        <text:list-item>
          <text:p text:style-name="P3"><text:span text:style-name="T2">SSL:</text:span><text:span text:style-name="T3"> </text:span><text:span text:style-name="T7">TCP 443</text:span></text:p>
        </text:list-item>
        <text:list-item>
          <text:p text:style-name="P3"><text:span text:style-name="T2">HTTP:</text:span><text:span text:style-name="T3"> 80</text:span></text:p>
        </text:list-item>
        <text:list-item>
          <text:p text:style-name="P3"><text:span text:style-name="T2">VIRTUALBOX: 80</text:span></text:p>
        </text:list-item>
        <text:list-item>
          <text:p text:style-name="P3"><text:span text:style-name="T2">VPN: </text:span><text:span text:style-name="T3">1194 UDP, 1723 y 1701 en TCP, 500 y 4500 en UDP.</text:span></text:p>
        </text:list-item>
        <text:list-item>
          <text:p text:style-name="P3"><text:span text:style-name="T2">MICROSOFT OUTLOOK:</text:span><text:span text:style-name="T3"> POP 995.</text:span></text:p>
        </text:list-item>
        <text:list-item>
          <text:p text:style-name="P3"><text:span text:style-name="T2">FTP:</text:span><text:span text:style-name="T3"> 21 y 20.</text:span></text:p>
        </text:list-item>
        <text:list-item>
          <text:p text:style-name="P3"><text:span text:style-name="T2">MICROSOFT WORD:</text:span><text:span text:style-name="T3"> TCP 80 y 443</text:span></text:p>
        </text:list-item>
        <text:list-item>
          <text:p text:style-name="P4"><text:span text:style-name="T2">SKYPE:</text:span><text:span text:style-name="T3"> 443/TCP</text:span></text:p>
          <text:list>
            <text:list-item>
              <text:p text:style-name="P6"><text:span text:style-name="T3">3478-3481/UDP</text:span></text:p>
            </text:list-item>
            <text:list-item>
              <text:p text:style-name="P6"><text:span text:style-name="T3">50000-60000/UDP</text:span></text:p>
            </text:list-item>
            <text:list-item>
              <text:p text:style-name="P6"><text:span text:style-name="T3">1000-10000/TCP</text:span></text:p>
            </text:list-item>
            <text:list-item>
              <text:p text:style-name="P6"><text:soft-page-break/><text:span text:style-name="T3">50000-65000/TCP</text:span></text:p>
            </text:list-item>
            <text:list-item>
              <text:p text:style-name="P6"><text:span text:style-name="T3">16000-26000/TCP</text:span></text:p>
            </text:list-item>
          </text:list>
        </text:list-item>
        <text:list-item>
          <text:p text:style-name="P3"><text:span text:style-name="T2">EPIC GAMES:</text:span></text:p>
        </text:list-item>
      </text:list>
      <text:p text:style-name="P7"><text:span text:style-name="T3">​​</text:span><text:span text:style-name="T7">80, 433, 443, 3478, 3479, 5060, 5062, 5222, 6250, and 12000-65000</text:span></text:p>
      <text:list xml:id="list194415858264432" text:continue-numbering="true" text:style-name="WWNum1">
        <text:list-item>
          <text:p text:style-name="P3"><text:span text:style-name="T2">FIFA 21:</text:span><text:span text:style-name="T3"> </text:span><text:span text:style-name="T7">TCP: 1935, 3478-3480, 3659, 10000-10099, 42127. UDP: 3074, 3478-3479, 3659, 6000.</text:span></text:p>
        </text:list-item>
        <text:list-item>
          <text:p text:style-name="P3"><text:span text:style-name="T2">SPOTIFY:</text:span><text:span text:style-name="T3"> </text:span><text:span text:style-name="T6">4070</text:span></text:p>
        </text:list-item>
        <text:list-item>
          <text:p text:style-name="P3"><text:span text:style-name="T2">TEAMVIEWER: </text:span><text:span text:style-name="T7"><text:s/>5938 TCP/UDP, 443 TCP, 80 TCP</text:span></text:p>
        </text:list-item>
        <text:list-item>
          <text:p text:style-name="P3"><text:span text:style-name="T2">NETFLIX: </text:span><text:span text:style-name="T3">22</text:span></text:p>
        </text:list-item>
        <text:list-item>
          <text:p text:style-name="P3"><text:span text:style-name="T2">TEAMS: </text:span><text:span text:style-name="T7">TCP 80 y 443, <text:s/>UDP 3478 a 3481</text:span></text:p>
        </text:list-item>
        <text:list-item>
          <text:p text:style-name="P3"><text:span text:style-name="T2">APPLE TV: </text:span></text:p>
        </text:list-item>
      </text:list>
      <text:p text:style-name="P2"><text:span text:style-name="T3"><text:tab/>TCP </text:span><text:span text:style-name="T7">123</text:span></text:p>
      <text:p text:style-name="P7"><text:span text:style-name="T3">TCP </text:span><text:span text:style-name="T7">3689</text:span></text:p>
      <text:p text:style-name="P7"><text:span text:style-name="T3">UDP </text:span><text:span text:style-name="T7">5353</text:span></text:p>
      <text:p text:style-name="P7"><text:span text:style-name="T3">TCP </text:span><text:span text:style-name="T7">80 </text:span></text:p>
      <text:p text:style-name="P7"><text:span text:style-name="T7">TCP 53 </text:span></text:p>
      <text:p text:style-name="P7"><text:span text:style-name="T7">TCP 443</text:span></text:p>
      <text:list xml:id="list194416674155746" text:continue-numbering="true" text:style-name="WWNum1">
        <text:list-item>
          <text:p text:style-name="P3"><text:span text:style-name="T2">CALL OF DUTY WARZONE: </text:span><text:span text:style-name="T3"><text:line-break/>TCP:<text:line-break/></text:span><text:span text:style-name="T6">3074<text:line-break/>27014-27050</text:span><text:span text:style-name="T3"> </text:span></text:p>
        </text:list-item>
      </text:list>
      <text:p text:style-name="P2"><text:span text:style-name="T3">UDP:<text:line-break/></text:span><text:span text:style-name="T6">3074<text:line-break/>3478<text:line-break/>4379-4380<text:line-break/>27000-27031<text:line-break/>27036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4799in" fo:margin-left="0.5902in" fo:margin-right="1in" style:writing-mode="lr-tb" style:layout-grid-color="#c0c0c0" style:layout-grid-lines="279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193" meta:character-count="931" meta:non-whitespace-character-count="792"/>
    <meta:generator>LibreOfficeDev/6.0.5.2$Linux_X86_64 LibreOffice_project/</meta:generator>
  </office:meta>
</office:document-meta>
</file>